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0.462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0.43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float" office:value="7">
            <text:p>7</text:p>
          </table:table-cell>
          <table:table-cell office:value-type="float" office:value="1.5">
            <text:p>1,5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det A = </text:p>
          </table:table-cell>
          <table:table-cell table:formula="of:=[.F2]*[.G3]*[.H4]" office:value-type="float" office:value="24">
            <text:p>24</text:p>
          </table:table-cell>
          <table:table-cell table:formula="of:=[.G2]*[.H3]*[.F4]" office:value-type="float" office:value="245">
            <text:p>245</text:p>
          </table:table-cell>
          <table:table-cell table:formula="of:=[.H2]*[.F3]*[.G4]" office:value-type="float" office:value="0">
            <text:p>0</text:p>
          </table:table-cell>
          <table:table-cell table:formula="of:=[.F4]*[.G3]*[.H2]" office:value-type="float" office:value="0">
            <text:p>0</text:p>
          </table:table-cell>
          <table:table-cell table:formula="of:=[.F3]*[.G2]*[.H4]" office:value-type="float" office:value="30">
            <text:p>30</text:p>
          </table:table-cell>
          <table:table-cell table:formula="of:=[.G4]*[.H3]*[.F2]" office:value-type="float" office:value="10.5">
            <text:p>10,5</text:p>
          </table:table-cell>
          <table:table-cell office:value-type="string">
            <text:p>=</text:p>
          </table:table-cell>
          <table:table-cell table:formula="of:=[.G6]+[.H6]+[.I6]-[.J6]-[.K6]-[.L6]" office:value-type="float" office:value="228.5">
            <text:p>228,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formula="of:=[.F2]" office:value-type="float" office:value="1">
            <text:p>1</text:p>
          </table:table-cell>
          <table:table-cell table:formula="of:=[.F3]" office:value-type="float" office:value="2">
            <text:p>2</text:p>
          </table:table-cell>
          <table:table-cell table:formula="of:=[.F4]" office:value-type="float" office:value="7">
            <text:p>7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G2]" office:value-type="float" office:value="5">
            <text:p>5</text:p>
          </table:table-cell>
          <table:table-cell table:formula="of:=[.G3]" office:value-type="float" office:value="8">
            <text:p>8</text:p>
          </table:table-cell>
          <table:table-cell table:formula="of:=[.G4]" office:value-type="float" office:value="1.5">
            <text:p>1,5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H2]" office:value-type="float" office:value="0">
            <text:p>0</text:p>
          </table:table-cell>
          <table:table-cell table:formula="of:=[.H3]" office:value-type="float" office:value="7">
            <text:p>7</text:p>
          </table:table-cell>
          <table:table-cell table:formula="of:=[.H4]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'+</text:p>
          </table:table-cell>
          <table:table-cell office:value-type="float" office:value="1">
            <text:p>1</text:p>
          </table:table-cell>
          <table:table-cell table:formula="of:=[.G9]" office:value-type="float" office:value="8">
            <text:p>8</text:p>
          </table:table-cell>
          <table:table-cell table:formula="of:=[.H9]" office:value-type="float" office:value="1.5">
            <text:p>1,5</text:p>
          </table:table-cell>
          <table:table-cell table:number-columns-repeated="7"/>
        </table:table-row>
        <table:table-row table:style-name="ro1">
          <table:table-cell table:formula="of:=&quot;a&quot;&amp;[.C12]&amp;[.E12]" office:value-type="string" office:string-value="a11">
            <text:p>a11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f:=[.G10]" office:value-type="float" office:value="7">
            <text:p>7</text:p>
          </table:table-cell>
          <table:table-cell table:formula="of:=[.H10]" office:value-type="float" office:value="3">
            <text:p>3</text:p>
          </table:table-cell>
          <table:table-cell/>
          <table:table-cell table:formula="of:=-1^([.C12]+[.E12])*(([.F12]*[.G13])-([.F13]*[.G12]))" office:value-type="float" office:value="13.5">
            <text:p>13,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'+</text:p>
          </table:table-cell>
          <table:table-cell office:value-type="float" office:value="2">
            <text:p>2</text:p>
          </table:table-cell>
          <table:table-cell table:formula="of:=[.F9]" office:value-type="float" office:value="5">
            <text:p>5</text:p>
          </table:table-cell>
          <table:table-cell table:formula="of:=[.H9]" office:value-type="float" office:value="1.5">
            <text:p>1,5</text:p>
          </table:table-cell>
          <table:table-cell table:number-columns-repeated="7"/>
        </table:table-row>
        <table:table-row table:style-name="ro1">
          <table:table-cell table:formula="of:=&quot;a&quot;&amp;[.C14]&amp;[.E14]" office:value-type="string" office:string-value="a12">
            <text:p>a12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f:=[.F10]" office:value-type="float" office:value="0">
            <text:p>0</text:p>
          </table:table-cell>
          <table:table-cell table:formula="of:=[.H10]" office:value-type="float" office:value="3">
            <text:p>3</text:p>
          </table:table-cell>
          <table:table-cell/>
          <table:table-cell table:formula="of:=-1^([.C14]+[.E14])*(([.F14]*[.G15])-([.F15]*[.G14]))" office:value-type="float" office:value="-15">
            <text:p>-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'+</text:p>
          </table:table-cell>
          <table:table-cell office:value-type="float" office:value="3">
            <text:p>3</text:p>
          </table:table-cell>
          <table:table-cell table:formula="of:=[.F9]" office:value-type="float" office:value="5">
            <text:p>5</text:p>
          </table:table-cell>
          <table:table-cell table:formula="of:=[.G9]"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formula="of:=&quot;a&quot;&amp;[.C16]&amp;[.E16]" office:value-type="string" office:string-value="a13">
            <text:p>a13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f:=[.F10]" office:value-type="float" office:value="0">
            <text:p>0</text:p>
          </table:table-cell>
          <table:table-cell table:formula="of:=[.G10]" office:value-type="float" office:value="7">
            <text:p>7</text:p>
          </table:table-cell>
          <table:table-cell/>
          <table:table-cell table:formula="of:=-1^([.C16]+[.E16])*(([.F16]*[.G17])-([.F17]*[.G16]))" office:value-type="float" office:value="35">
            <text:p>35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'+</text:p>
          </table:table-cell>
          <table:table-cell office:value-type="float" office:value="1">
            <text:p>1</text:p>
          </table:table-cell>
          <table:table-cell table:formula="of:=[.G8]" office:value-type="float" office:value="2">
            <text:p>2</text:p>
          </table:table-cell>
          <table:table-cell table:formula="of:=[.H8]" office:value-type="float" office:value="7">
            <text:p>7</text:p>
          </table:table-cell>
          <table:table-cell table:number-columns-repeated="7"/>
        </table:table-row>
        <table:table-row table:style-name="ro1">
          <table:table-cell table:formula="of:=&quot;a&quot;&amp;[.C19]&amp;[.E19]" office:value-type="string" office:string-value="a21">
            <text:p>a21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f:=[.G10]" office:value-type="float" office:value="7">
            <text:p>7</text:p>
          </table:table-cell>
          <table:table-cell table:formula="of:=[.H10]" office:value-type="float" office:value="3">
            <text:p>3</text:p>
          </table:table-cell>
          <table:table-cell/>
          <table:table-cell table:formula="of:=-1^([.C19]+[.E19])*(([.F19]*[.G20])-([.F20]*[.G19]))" office:value-type="float" office:value="43">
            <text:p>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'+</text:p>
          </table:table-cell>
          <table:table-cell office:value-type="float" office:value="2">
            <text:p>2</text:p>
          </table:table-cell>
          <table:table-cell table:formula="of:=[.F8]" office:value-type="float" office:value="1">
            <text:p>1</text:p>
          </table:table-cell>
          <table:table-cell table:formula="of:=[.H8]" office:value-type="float" office:value="7">
            <text:p>7</text:p>
          </table:table-cell>
          <table:table-cell table:number-columns-repeated="7"/>
        </table:table-row>
        <table:table-row table:style-name="ro1">
          <table:table-cell table:formula="of:=&quot;a&quot;&amp;[.C21]&amp;[.E21]" office:value-type="string" office:string-value="a22">
            <text:p>a22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f:=[.F10]" office:value-type="float" office:value="0">
            <text:p>0</text:p>
          </table:table-cell>
          <table:table-cell table:formula="of:=[.H10]" office:value-type="float" office:value="3">
            <text:p>3</text:p>
          </table:table-cell>
          <table:table-cell/>
          <table:table-cell table:formula="of:=-1^([.C21]+[.E21])*(([.F21]*[.G22])-([.F22]*[.G21]))" office:value-type="float" office:value="3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'+</text:p>
          </table:table-cell>
          <table:table-cell office:value-type="float" office:value="3">
            <text:p>3</text:p>
          </table:table-cell>
          <table:table-cell table:formula="of:=[.F8]" office:value-type="float" office:value="1">
            <text:p>1</text:p>
          </table:table-cell>
          <table:table-cell table:formula="of:=[.G8]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formula="of:=&quot;a&quot;&amp;[.C23]&amp;[.E23]" office:value-type="string" office:string-value="a23">
            <text:p>a23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f:=[.F10]" office:value-type="float" office:value="0">
            <text:p>0</text:p>
          </table:table-cell>
          <table:table-cell table:formula="of:=[.G10]" office:value-type="float" office:value="7">
            <text:p>7</text:p>
          </table:table-cell>
          <table:table-cell/>
          <table:table-cell table:formula="of:=-1^([.C23]+[.E23])*(([.F23]*[.G24])-([.F24]*[.G23]))" office:value-type="float" office:value="-7">
            <text:p>-7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'+</text:p>
          </table:table-cell>
          <table:table-cell office:value-type="float" office:value="1">
            <text:p>1</text:p>
          </table:table-cell>
          <table:table-cell table:formula="of:=[.G8]" office:value-type="float" office:value="2">
            <text:p>2</text:p>
          </table:table-cell>
          <table:table-cell table:formula="of:=[.H8]" office:value-type="float" office:value="7">
            <text:p>7</text:p>
          </table:table-cell>
          <table:table-cell table:number-columns-repeated="7"/>
        </table:table-row>
        <table:table-row table:style-name="ro1">
          <table:table-cell table:formula="of:=&quot;a&quot;&amp;[.C26]&amp;[.E26]" office:value-type="string" office:string-value="a31">
            <text:p>a31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f:=[.G9]" office:value-type="float" office:value="8">
            <text:p>8</text:p>
          </table:table-cell>
          <table:table-cell table:formula="of:=[.H9]" office:value-type="float" office:value="1.5">
            <text:p>1,5</text:p>
          </table:table-cell>
          <table:table-cell/>
          <table:table-cell table:formula="of:=-1^([.C26]+[.E26])*(([.F26]*[.G27])-([.F27]*[.G26]))" office:value-type="float" office:value="-53">
            <text:p>-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'+</text:p>
          </table:table-cell>
          <table:table-cell office:value-type="float" office:value="2">
            <text:p>2</text:p>
          </table:table-cell>
          <table:table-cell table:formula="of:=[.F8]" office:value-type="float" office:value="1">
            <text:p>1</text:p>
          </table:table-cell>
          <table:table-cell table:formula="of:=[.H8]" office:value-type="float" office:value="7">
            <text:p>7</text:p>
          </table:table-cell>
          <table:table-cell table:number-columns-repeated="7"/>
        </table:table-row>
        <table:table-row table:style-name="ro1">
          <table:table-cell table:formula="of:=&quot;a&quot;&amp;[.C28]&amp;[.E28]" office:value-type="string" office:string-value="a32">
            <text:p>a32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f:=[.F9]" office:value-type="float" office:value="5">
            <text:p>5</text:p>
          </table:table-cell>
          <table:table-cell table:formula="of:=[.H9]" office:value-type="float" office:value="1.5">
            <text:p>1,5</text:p>
          </table:table-cell>
          <table:table-cell/>
          <table:table-cell table:formula="of:=-1^([.C28]+[.E28])*(([.F28]*[.G29])-([.F29]*[.G28]))" office:value-type="float" office:value="33.5">
            <text:p>33,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'+</text:p>
          </table:table-cell>
          <table:table-cell office:value-type="float" office:value="3">
            <text:p>3</text:p>
          </table:table-cell>
          <table:table-cell table:formula="of:=[.F8]" office:value-type="float" office:value="1">
            <text:p>1</text:p>
          </table:table-cell>
          <table:table-cell table:formula="of:=[.G8]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formula="of:=&quot;a&quot;&amp;[.C30]&amp;[.E30]" office:value-type="string" office:string-value="a33">
            <text:p>a33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f:=[.F9]" office:value-type="float" office:value="5">
            <text:p>5</text:p>
          </table:table-cell>
          <table:table-cell table:formula="of:=[.G9]" office:value-type="float" office:value="8">
            <text:p>8</text:p>
          </table:table-cell>
          <table:table-cell/>
          <table:table-cell table:formula="of:=-1^([.C30]+[.E30])*(([.F30]*[.G31])-([.F31]*[.G30]))" office:value-type="float" office:value="-2">
            <text:p>-2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formula="of:=[.I13]" office:value-type="float" office:value="13.5">
            <text:p>13,5</text:p>
          </table:table-cell>
          <table:table-cell table:formula="of:=[.I15]" office:value-type="float" office:value="-15">
            <text:p>-15</text:p>
          </table:table-cell>
          <table:table-cell table:formula="of:=[.I17]" office:value-type="float" office:value="35">
            <text:p>35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I20]" office:value-type="float" office:value="43">
            <text:p>43</text:p>
          </table:table-cell>
          <table:table-cell table:formula="of:=[.I22]" office:value-type="float" office:value="3">
            <text:p>3</text:p>
          </table:table-cell>
          <table:table-cell table:formula="of:=[.I24]" office:value-type="float" office:value="-7">
            <text:p>-7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I27]" office:value-type="float" office:value="-53">
            <text:p>-53</text:p>
          </table:table-cell>
          <table:table-cell table:formula="of:=[.I29]" office:value-type="float" office:value="33.5">
            <text:p>33,5</text:p>
          </table:table-cell>
          <table:table-cell table:formula="of:=[.I31]" office:value-type="float" office:value="-2">
            <text:p>-2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formula="of:=[.F33]*(1/[.$N$6])" office:value-type="float" office:value="0.0590809628008753">
            <text:p>0,0590809628</text:p>
          </table:table-cell>
          <table:table-cell table:formula="of:=[.G33]*(1/[.$N$6])" office:value-type="float" office:value="-0.0656455142231947">
            <text:p>-0,0656455142</text:p>
          </table:table-cell>
          <table:table-cell table:formula="of:=[.H33]*(1/[.$N$6])" office:value-type="float" office:value="0.153172866520788">
            <text:p>0,1531728665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34]*(1/[.$N$6])" office:value-type="float" office:value="0.188183807439825">
            <text:p>0,1881838074</text:p>
          </table:table-cell>
          <table:table-cell table:formula="of:=[.G34]*(1/[.$N$6])" office:value-type="float" office:value="0.013129102844639">
            <text:p>0,0131291028</text:p>
          </table:table-cell>
          <table:table-cell table:formula="of:=[.H34]*(1/[.$N$6])" office:value-type="float" office:value="-0.0306345733041575">
            <text:p>-0,0306345733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[.F35]*(1/[.$N$6])" office:value-type="float" office:value="-0.231947483588621">
            <text:p>-0,2319474836</text:p>
          </table:table-cell>
          <table:table-cell table:formula="of:=[.G35]*(1/[.$N$6])" office:value-type="float" office:value="0.146608315098468">
            <text:p>0,1466083151</text:p>
          </table:table-cell>
          <table:table-cell table:formula="of:=[.H35]*(1/[.$N$6])" office:value-type="float" office:value="-0.0087527352297593">
            <text:p>-0,0087527352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9">19.04.2020</text:date>, <text:time>17:02:1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21:37:04.432000000</meta:creation-date>
    <dc:date>2020-04-19T17:02:19.29</dc:date>
    <meta:editing-duration>PT4H19M24S</meta:editing-duration>
    <meta:editing-cycles>3</meta:editing-cycles>
    <meta:generator>OpenOffice/4.1.7$Win32 OpenOffice.org_project/417m1$Build-9800</meta:generator>
    <meta:document-statistic meta:table-count="1" meta:cell-count="135" meta:object-count="0"/>
  </office:meta>
</office:document-meta>
</file>